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रुडंट आज 11 वर्सांचें विस्वासपूर्ण अचूक अपडेट खबरांचेर प्रुडंटाचो देश विदेशांत व्हिवर्स कनॅक्ट प्रुडंटाची फामिल दिशीं दिशीं वाडटा सकाळसावन परबीं सुरु</text:p>
      <text:p>पणजे कदंब बस स्टँडाचें बिल्डिंगेंत सोमारा फातोडेर लागलो उजो आरटीओ ऑफिस सुपर मार्केट काबार कोटयांनी लुकसाण बस स्टॅन्डांच्या सुरक्षेचे प्रस्न उक्ताडार</text:p>
      <text:p>बांयगीणीचो कोयराचे प्लांटाविशीं दुबाव उक्तायनासतना लोकांनी तेंको दिवचो मुख्यमंत्री पर्रीकाराचो ओल्ड गोंवाच्या लोकांक उलो.</text:p>
      <text:p>फोंडेच्या आमिगोज हॉटेलाकडेन ट्रकमोटारसायकलीचो एक्सिडेंट एकलो गेलो म्हाड्डोळा शिमेपायणीचो देवेंद्र प्रितम पार्सेकार 25 वर्सांचो तरणाटो गेलो आवय जीएमसींत.</text:p>
      <text:p>दोतोरांचेर पेशंटांची फामिल इश्टमित्रांसारखेल्या लोकांकडच्यान हल्ले मारबडय जाता म्हूण आयएमएचे दोतोर मेळळे राज्यपालाक सरकारान दोतोरांचे सुरक्षेची खबरदारी घेवची म्हूण मागणी.</text:p>
      <text:p>आनी</text:p>
      <text:p>स्पॅनिश कोच सर्जियो लोबेराचे मार्गदर्शनाखाला एफसी गोवाची ट्रेनिंग सुरु.</text:p>
      <text:p>प्रुडन्ट आज 11 वर्सांचें जालें. फाटली धा वर्सा लोकामेरेन विस्वासपूर्ण अचूक आनी अपडेट खबरो हाचेरूच देशविदेशांत प्रुडंटाचो व्हिवर्सांकडेन ट्वॅटीफोर बाय सॅव्हन लायव्ह कनॅक्ट. हाकाच लागून लाख्खांनी बरें मागपी देशविदेशांतले व्हिवर्स फाटलीं 11 वर्सां प्रुडंटाक धरून आसात. प्रुडंटाचो आवाट वाडटा तसो प्रुडंटाची ही फामील दिशीं दिशीं वाडटा. एनिव्हर्सरीक प्रुडंटाक सकाळसावन वेगवेगळ्या मानेस्तांच्यो फोन आनी सोशल मिडियाचेर परबी सुरु जाल्यो.</text:p>
      <text:p>घेवया एक ब्रेक</text:p>
      <text:p>पणजे कदंब बस स्टँडाचें बिल्डिंगेंत फातोडेर अकस्मात उजो लागलो. कोटीच्या जवळपास लुकसाण. फातोडेर संक सावन साडे णव म्हणल्यार फायर ब्रिगेडीन उजो आटापा हाडलो. बस स्टॅन्डाचें सेफ्टी ऑडिट जाल्लें तरीकूय अपकिर्त जालें. आरटीओ ऑफिस काबार जालां. आरटिओ ऑफिसाचो कांय भाग सकयल कोसळ्ळो. एका बस ड्रायव्हराक धुंवर दिसलो. ताणे बाकीचेड्रायव्हर आनी कदंबाच्या एमडीक सांगलें. उजो पालवलो मात बस स्टॅन्डांचे सुरक्षेचे प्रस्न उप्रासल्यात.</text:p>
      <text:p>आज गांधी जयंती. पुराय देश राष्ट्रपिता महात्‍मा गांधीची जयंती मनयता. गांधीजी अहिंसेकलागून पुराय विश्वांत वळखता. तांच्या जल्मदिसा पुराय संसार हो अहिंसा दीस म्हणूनय पाऴटा. गोंयांत गांधिजींच्या पुतळ्याक फुलां घालून आर्गां ओपपाच्यो सरकारी तशोच बाकीच्या कांय संघटनांच्यो कार्यावळी जाल्यो. लाल बहादूर शास्त्रीचीय जयंती मनयली.</text:p>
      <text:p>घेवया एक ब्रेक</text:p>
      <text:p>बांयगीणीचो कोयरा प्रक्रिया प्रकल्प गारबेज डंप न्ही. तो गारबेजीचो पुराय विलो लावपाचो प्रकल्प. लोकांनी ह्या प्लांटाक दुबाव नासतना तेंको दिवचो म्हूण मुख्यमंत्री पर्रीकारान ओल्ड गोवाच्या लोकांक उलो माल्ला. सगळ्या धर्मांचे धर्मगुरु आमदारान आपआपल्या लोकांक साळगांवचो वेस्ट ट्रिटमॅन्ट प्लांट दाखोवचो. नितळसाणीचे मोहीमेंत लोकांनीय वांटेकार जावचे म्हूण मुख्यमंत्र्यान उलो मारलो.</text:p>
      <text:p>फोंडेच्या आमिगोज हॉटेलाकडेन रातीं ट्रक आनी मोटारसायकलीचो एक्सिडेंटांत एकलो गेलो. एक्सिडेंटांत म्हाड्डोळा शिमेपायणीचो देवेंद्र प्रितम पार्सेकार 25 वर्सांचो तरणाटो जाग्यारूच गेलो. ताची आवय सिरियस आसा म्हूण कळटा. तिका जीएमसींत एडमिट केल्या. ट्रक ड्रायव्हर रागेश्वर प्रतापाक फोंडेंच्या पुलिसांनी धल्ला.</text:p>
      <text:p>घेवया एक ब्रेक</text:p>
      <text:p>जेष्ठ साहित्यीक ह.मो. मराठे संसाराक अंतरले. तांकां पुण्यांत खासगी हॉस्पिटलांत राती सुमार देडाक मरण आयलें. ते 77 वर्सांचे आशिल्ले. ते मूळ गोंयचे साखळे सुर्लाचें. तांचे थंय पोन्नें घर आसा. ह. मो. मराठेंच्या साहित्याचेर गोंयचो मोठो प्रभाव आशिल्लो. तांचें बालकांड हे गाजिल्लें पुस्तक. गोंयच्याय साहित्यिकांनीय तांकां आर्गा ओपली. पुण्यांत तांचेर निमाणे संस्कार जाले.</text:p>
      <text:p>दोतोरांचेर पेशंटांचे फामिलींतल्या वा इश्टमित्रांसारखेल्या लोकांकडच्यान हल्ले आनी मारबडय जाता म्हूण आयएमएचे गोंय शाखेचें शिश्टमंडळ वचून राज्यपालाक मेळळें. सरकारान दोतोरांचे सुरक्षेची खबरदारी घेवंक जाय म्हूण दोतोर मागतात.</text:p>
      <text:p>घेवया एक ब्रेक</text:p>
      <text:p>चवथ्या आयएसएलाचे तयारेक नेट. स्पॅनिश कोच सर्जियो लोबेराचे मार्गदर्शनाखाला एफसीगोवान सोमारा ट्रेनिंग सुरू केली. एफसी गोवाचें पयलें ट्रेनिंग सॅशन सर्जिओच्या मुखेलपणाखाला मडगांवां चौगुले कॉलेज ग्रावंडार जालें.</text:p>
      <text:p>आता पळोवया गोंयातल्या हेर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